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9a5a" officeooo:paragraph-rsid="00089a5a"/>
    </style:style>
    <style:style style:name="P2" style:family="paragraph" style:parent-style-name="Standard">
      <style:paragraph-properties fo:text-align="center" style:justify-single-word="false"/>
      <style:text-properties officeooo:rsid="00089a5a" officeooo:paragraph-rsid="00089a5a"/>
    </style:style>
    <style:style style:name="P3" style:family="paragraph" style:parent-style-name="Standard">
      <style:paragraph-properties fo:text-align="start" style:justify-single-word="false"/>
      <style:text-properties officeooo:rsid="00089a5a" officeooo:paragraph-rsid="00089a5a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10pt" officeooo:rsid="00089a5a" officeooo:paragraph-rsid="00089a5a" style:font-size-asian="10pt"/>
    </style:style>
    <style:style style:name="P5" style:family="paragraph" style:parent-style-name="Standard">
      <style:paragraph-properties fo:text-align="start" style:justify-single-word="false"/>
      <style:text-properties officeooo:rsid="000e9192" officeooo:paragraph-rsid="000e919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0ea6" officeooo:paragraph-rsid="0008e1b0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1775b" officeooo:paragraph-rsid="0011775b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23cdb" officeooo:paragraph-rsid="00123cdb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64421" officeooo:paragraph-rsid="00164421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8e1b0" officeooo:paragraph-rsid="0008e1b0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12070a" officeooo:paragraph-rsid="0012070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tyle="italic" officeooo:rsid="000e36bc" officeooo:paragraph-rsid="000e36bc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color="#000000" style:font-name="Monospace" fo:font-size="10pt" officeooo:rsid="000e9192" officeooo:paragraph-rsid="000e9192" style:font-size-asian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officeooo:rsid="00220c2d" officeooo:paragraph-rsid="00220c2d"/>
    </style:style>
    <style:style style:name="P16" style:family="paragraph" style:parent-style-name="Standard">
      <style:paragraph-properties fo:text-align="start" style:justify-single-word="false"/>
      <style:text-properties officeooo:paragraph-rsid="001e7c5c"/>
    </style:style>
    <style:style style:name="P17" style:family="paragraph" style:parent-style-name="Standard">
      <style:paragraph-properties fo:text-align="start" style:justify-single-word="false"/>
      <style:text-properties officeooo:rsid="00211f2a" officeooo:paragraph-rsid="00220c2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0ea6" officeooo:paragraph-rsid="0008e1b0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ebebeb" style:font-name="Monospace" fo:font-size="10pt" officeooo:rsid="00123cdb" officeooo:paragraph-rsid="00123cdb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/>
    </style:style>
    <style:style style:name="T1" style:family="text">
      <style:text-properties fo:color="#ebebeb" style:font-name="Menlo" fo:font-size="12pt" style:font-size-asian="12pt"/>
    </style:style>
    <style:style style:name="T2" style:family="text">
      <style:text-properties fo:color="#ebebeb" style:font-name="Menlo" fo:font-size="12pt" officeooo:rsid="00220c2d" style:font-size-asian="12pt"/>
    </style:style>
    <style:style style:name="T3" style:family="text">
      <style:text-properties fo:color="#ebebeb" fo:font-size="12pt" style:font-size-asian="12pt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style:font-name="Monospace" fo:font-size="10pt" officeooo:rsid="000a5eef" style:font-size-asian="10pt"/>
    </style:style>
    <style:style style:name="T6" style:family="text">
      <style:text-properties style:font-name="Monospace" fo:font-size="10pt" officeooo:rsid="000c0ea6" style:font-size-asian="10pt"/>
    </style:style>
    <style:style style:name="T7" style:family="text">
      <style:text-properties style:font-name="Monospace" fo:font-size="10pt" officeooo:rsid="0012070a" style:font-size-asian="10pt"/>
    </style:style>
    <style:style style:name="T8" style:family="text">
      <style:text-properties officeooo:rsid="000e7f36"/>
    </style:style>
    <style:style style:name="T9" style:family="text">
      <style:text-properties officeooo:rsid="00173ede"/>
    </style:style>
    <style:style style:name="T10" style:family="text">
      <style:text-properties officeooo:rsid="001e7c5c"/>
    </style:style>
    <style:style style:name="T11" style:family="text">
      <style:text-properties officeooo:rsid="00220c2d"/>
    </style:style>
    <style:style style:name="T12" style:family="text">
      <style:text-properties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/09/19<text:tab/><text:tab/></text:p>
      <text:p text:style-name="P2">TP2 de Recherche d’Information</text:p>
      <text:p text:style-name="P3"/>
      <text:p text:style-name="P3"/>
      <text:p text:style-name="P3">2) <text:s/><text:span text:style-name="T8">Avec la requête ‘title:France’:</text:span></text:p>
      <text:p text:style-name="P3"/>
      <text:p text:style-name="P5">Résultats avec BM25 :</text:p>
      <text:p text:style-name="P5"/>
      <text:p text:style-name="P14">1. Template:Location map France Île-de-France</text:p>
      <text:p text:style-name="P6">2. France</text:p>
      <text:p text:style-name="P6">3. Brest (France)</text:p>
      <text:p text:style-name="P6">4. Versailles, France</text:p>
      <text:p text:style-name="P6">5. Metropolitan France</text:p>
      <text:p text:style-name="P6">6. Anatole France</text:p>
      <text:p text:style-name="P6">7. Centre (France)</text:p>
      <text:p text:style-name="P6">8. Paris, France</text:p>
      <text:p text:style-name="P6">9. Overseas France</text:p>
      <text:p text:style-name="P14">10. Paris France</text:p>
      <text:p text:style-name="P5"/>
      <text:p text:style-name="P5"/>
      <text:p text:style-name="P3">Résultats avec BM11 :</text:p>
      <text:p text:style-name="P4"/>
      <text:p text:style-name="P6">1. France</text:p>
      <text:p text:style-name="P6">2. Brest (France)</text:p>
      <text:p text:style-name="P6">3. Versailles, France</text:p>
      <text:p text:style-name="P6">4. Metropolitan France</text:p>
      <text:p text:style-name="P6">5. Anatole France</text:p>
      <text:p text:style-name="P6">6. Centre (France)</text:p>
      <text:p text:style-name="P6">7. Paris, France</text:p>
      <text:p text:style-name="P6">8. Overseas France</text:p>
      <text:p text:style-name="P6">9. Paris France</text:p>
      <text:p text:style-name="P6">10. France Bučar</text:p>
      <text:p text:style-name="P6"/>
      <text:p text:style-name="P8">Résultats avec BM15 :</text:p>
      <text:p text:style-name="P8"/>
      <text:p text:style-name="P8">1. Template:Location map France Île-de-France</text:p>
      <text:p text:style-name="P6">2. Louis XV of France</text:p>
      <text:p text:style-name="P6">3. Template:Tour de France Polka Dot Jersey</text:p>
      <text:p text:style-name="P6">4. Category:Lists of communes of France</text:p>
      <text:p text:style-name="P6">5. Category:Aviation in France</text:p>
      <text:p text:style-name="P6">6. Louis XIV of France</text:p>
      <text:p text:style-name="P6">7. Category:Government ministers of France</text:p>
      <text:p text:style-name="P6">8. 2005 civil unrest in France</text:p>
      <text:p text:style-name="P6">9. Lists of communes of France</text:p>
      <text:p text:style-name="P8">10. Demographics of France</text:p>
      <text:p text:style-name="P6"/>
      <text:p text:style-name="P11"><text:span text:style-name="T7">Les </text:span><text:span text:style-name="T4">différents poids permettent de chercher des données </text:span><text:span text:style-name="T5">de façon</text:span><text:span text:style-name="T4"> différentes </text:span><text:span text:style-name="T6">en combinant les termes de manière différente.</text:span></text:p>
      <text:p text:style-name="P7"/>
      <text:p text:style-name="P12"><text:span text:style-name="T6">I</text:span><text:span text:style-name="T4">ci, on voit que BM11 n’a pas de titre contenant ‘Template :’ ou encore ‘Category’. BM15, en revanche, a l’air de favoriser les titres plus long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TFTotal IDFTotal</text:p>
      <text:p text:style-name="P9"><text:soft-page-break/></text:p>
      <text:p text:style-name="P9">Found 5 hits of 7418.</text:p>
      <text:p text:style-name="P9">1. Wikipedia:Requests for deletion/Requests/2009/Captain Fantastic Faster Than Superman Spiderman Batman Wolverine Hulk And The Flash Combined</text:p>
      <text:p text:style-name="P6">2. R50/53: Very toxic to aquatic organisms, may cause long-term adverse effects in the aquatic environment</text:p>
      <text:p text:style-name="P6">3. R52/53: Harmful to aquatic organisms, may cause long-term adverse effects in the aquatic environment</text:p>
      <text:p text:style-name="P6">4. List of revocations of appointments to orders and awarded decorations and medals of the United Kingdom</text:p>
      <text:p text:style-name="P9">5. R51/53: Toxic to aquatic organisms, may cause long-term adverse effects in the aquatic environment</text:p>
      <text:p text:style-name="P9"/>
      <text:p text:style-name="P9">TFTotal IDFSum</text:p>
      <text:p text:style-name="P9"/>
      <text:p text:style-name="P9">Found 5 hits of 26.</text:p>
      <text:p text:style-name="P6">1. Category:Episode list using the default LineColor</text:p>
      <text:p text:style-name="P6">2. Animal Crossing: Let's go to the city!</text:p>
      <text:p text:style-name="P6">3. This Is What the Truth Feels Like</text:p>
      <text:p text:style-name="P6">4. The Closer I Get to You</text:p>
      <text:p text:style-name="P6">5. Wikipedia:Requests for oversightship/The Rambling Man</text:p>
      <text:p text:style-name="P9"/>
      <text:p text:style-name="P9"/>
      <text:p text:style-name="P9">TFTotal IDFSumSmooth</text:p>
      <text:p text:style-name="P9"/>
      <text:p text:style-name="P9">Found 5 hits of 7843.</text:p>
      <text:p text:style-name="P6">1. The White House</text:p>
      <text:p text:style-name="P6">2. White House</text:p>
      <text:p text:style-name="P6">3. The White House plumbers</text:p>
      <text:p text:style-name="P6">4. White House Plumbers</text:p>
      <text:p text:style-name="P9">5. White House Down</text:p>
      <text:p text:style-name="P9"/>
      <text:p text:style-name="P9"/>
      <text:p text:style-name="P9">TFTotal IDFBir</text:p>
      <text:p text:style-name="P9"/>
      <text:p text:style-name="P9">Found 5 hits of 26.</text:p>
      <text:p text:style-name="P6">1. Category:Episode list using the default LineColor</text:p>
      <text:p text:style-name="P6">2. Animal Crossing: Let's go to the city!</text:p>
      <text:p text:style-name="P6">3. This Is What the Truth Feels Like</text:p>
      <text:p text:style-name="P6">4. The Closer I Get to You</text:p>
      <text:p text:style-name="P9">5. Wikipedia:Requests for oversightship/The Rambling Man</text:p>
      <text:p text:style-name="P9"/>
      <text:p text:style-name="P9">TFTotal IDFBirSmooth</text:p>
      <text:p text:style-name="P9"/>
      <text:p text:style-name="P9">Found 5 hits of 7843.</text:p>
      <text:p text:style-name="P6">1. The White House</text:p>
      <text:p text:style-name="P6">2. White House</text:p>
      <text:p text:style-name="P6">3. The White House plumbers</text:p>
      <text:p text:style-name="P6">4. White House Plumbers</text:p>
      <text:p text:style-name="P9">5. White House Down</text:p>
      <text:p text:style-name="P20"/>
      <text:p text:style-name="P9">TFLog IDFTotal</text:p>
      <text:p text:style-name="P9"/>
      <text:p text:style-name="P10">Erreur.. ? <text:span text:style-name="T9">(le score ne peut pas être négatif)</text:span></text:p>
      <text:p text:style-name="P10"/>
      <text:p text:style-name="P9">TFLog IDFSum</text:p>
      <text:p text:style-name="P9"/>
      <text:p text:style-name="P9">Found 5 hits of 26.</text:p>
      <text:p text:style-name="P6">1. Category:Episode list using the default LineColor</text:p>
      <text:p text:style-name="P6">2. Animal Crossing: Let's go to the city!</text:p>
      <text:p text:style-name="P6">3. This Is What the Truth Feels Like</text:p>
      <text:p text:style-name="P6">4. The Closer I Get to You</text:p>
      <text:p text:style-name="P9">5. Wikipedia:Requests for oversightship/The Rambling Man</text:p>
      <text:p text:style-name="P9"/>
      <text:p text:style-name="P9"><text:soft-page-break/>TFLog IDFSumSmooth</text:p>
      <text:p text:style-name="P9"/>
      <text:p text:style-name="P9">Found 5 hits of 7771.</text:p>
      <text:p text:style-name="P6">1. The White House</text:p>
      <text:p text:style-name="P6">2. White House</text:p>
      <text:p text:style-name="P6">3. The White House plumbers</text:p>
      <text:p text:style-name="P6">4. White House Plumbers</text:p>
      <text:p text:style-name="P9">5. White House Down</text:p>
      <text:p text:style-name="P20"/>
      <text:p text:style-name="P9">TFLog IDFBir</text:p>
      <text:p text:style-name="P9"/>
      <text:p text:style-name="P9">Found 5 hits of 26.</text:p>
      <text:p text:style-name="P6">1. Category:Episode list using the default LineColor</text:p>
      <text:p text:style-name="P6">2. Animal Crossing: Let's go to the city!</text:p>
      <text:p text:style-name="P6">3. This Is What the Truth Feels Like</text:p>
      <text:p text:style-name="P6">4. The Closer I Get to You</text:p>
      <text:p text:style-name="P9">5. Wikipedia:Requests for oversightship/The Rambling Man</text:p>
      <text:p text:style-name="P9"/>
      <text:p text:style-name="P9">TFLog IDBirSmooth</text:p>
      <text:p text:style-name="P7"/>
      <text:p text:style-name="P7">Found 5 hits of 7771.</text:p>
      <text:p text:style-name="P6">1. The White House</text:p>
      <text:p text:style-name="P6">2. White House</text:p>
      <text:p text:style-name="P6">3. The White House plumbers</text:p>
      <text:p text:style-name="P6">4. White House Plumbers</text:p>
      <text:p text:style-name="P7">5. White House Down</text:p>
      <text:p text:style-name="P7"/>
      <text:p text:style-name="P13"><text:span text:style-name="T6">T</text:span><text:span text:style-name="T4">FTotal IDFTotal préfère les titres qui sont plus longs</text:span></text:p>
      <text:p text:style-name="P3"/>
      <text:p text:style-name="P3"/>
      <text:p text:style-name="P16"><text:span text:style-name="T10">Il semblerait que les combinaisons de TF/IDF les plus efficaces soient les suivantes : TF Total IDF bir smooth et TFLog IDF Sum smooth.</text:span></text:p>
      <text:p text:style-name="P16"/>
      <text:p text:style-name="P17">7-) Si on prend l’exemple d’une requête sur les titres avec « white house » contre une requête sur le texte, il apparaît que avec une recherche sur les textes on obtient un nombre de « hits » bien plus important (avec Tflog IDFsum smooth on obtient 7771 hits contre 64706 avec une recherche sur le texte). <text:span text:style-name="T11">On remarque aussi que la qualité des meilleurs résultats s’affaiblie. En effet avec TF Total IFD Sum smooth avec une recherche sur les titres ont obtient le résultats suivant pour « the white house » :</text:span></text:p>
      <text:p text:style-name="P17"><text:span text:style-name="T11">1. The White House</text:span></text:p>
      <text:p text:style-name="P17"><text:span text:style-name="T11">2. White House</text:span></text:p>
      <text:p text:style-name="P17"><text:span text:style-name="T11">3. The White House plumbers</text:span></text:p>
      <text:p text:style-name="P17"><text:span text:style-name="T11">4. White House Plumbers</text:span></text:p>
      <text:p text:style-name="P17"><text:span text:style-name="T11">5. White House Down</text:span></text:p>
      <text:p text:style-name="P15"/>
      <text:p text:style-name="P15"/>
      <text:p text:style-name="P15">Alors que avec une recherche sur le texte on obtient un résultat bien moins pertinent :</text:p>
      <text:p text:style-name="P15"><text:span text:style-name="T12">1. Template:BillboardEncode/T</text:span></text:p>
      <text:p text:style-name="P22"><text:span text:style-name="T12">2. Survivor: All-Stars</text:span></text:p>
      <text:p text:style-name="P22"><text:span text:style-name="T12">3. Survivor: Palau</text:span></text:p>
      <text:p text:style-name="P22"><text:span text:style-name="T12">4. Survivor: The Amazon</text:span></text:p>
      <text:p text:style-name="P22"><text:span text:style-name="T12">5. Template:BillboardID/T</text:span></text:p>
      <text:p text:style-name="P15"/>
      <text:p text:style-name="P15"/>
      <text:p text:style-name="P15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24T16:36:17.550839607</meta:creation-date>
    <dc:date>2019-09-29T22:19:19.152834983</dc:date>
    <meta:editing-duration>PT1H33M8S</meta:editing-duration>
    <meta:editing-cycles>26</meta:editing-cycles>
    <meta:generator>LibreOffice/6.3.2.2$MacOSX_X86_64 LibreOffice_project/98b30e735bda24bc04ab42594c85f7fd8be07b9c</meta:generator>
    <meta:document-statistic meta:table-count="0" meta:image-count="0" meta:object-count="0" meta:page-count="3" meta:paragraph-count="118" meta:word-count="732" meta:character-count="4295" meta:non-whitespace-character-count="3676"/>
  </office:meta>
</office:document-meta>
</file>